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04cm"/>
    </style:style>
    <style:style style:name="co3" style:family="table-column">
      <style:table-column-properties fo:break-before="auto" style:column-width="2.5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o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NOMBRE</text:p>
          </table:table-cell>
          <table:table-cell office:value-type="string">
            <text:p>APELLIDOS</text:p>
          </table:table-cell>
          <table:table-cell office:value-type="string">
            <text:p>DIRECCIÓN</text:p>
          </table:table-cell>
          <table:table-cell office:value-type="string">
            <text:p>CP</text:p>
          </table:table-cell>
          <table:table-cell office:value-type="string">
            <text:p>LOCALIDAD</text:p>
          </table:table-cell>
          <table:table-cell office:value-type="string">
            <text:p>PROVINCIA</text:p>
          </table:table-cell>
        </table:table-row>
        <table:table-row table:style-name="ro1">
          <table:table-cell office:value-type="string">
            <text:p>Ana</text:p>
          </table:table-cell>
          <table:table-cell office:value-type="string">
            <text:p>Gómez</text:p>
          </table:table-cell>
          <table:table-cell office:value-type="string">
            <text:p>Ronda Muralla, 32 1º</text:p>
          </table:table-cell>
          <table:table-cell office:value-type="float" office:value="27002">
            <text:p>27002</text:p>
          </table:table-cell>
          <table:table-cell table:number-columns-repeated="2" office:value-type="string">
            <text:p>Lugo</text:p>
          </table:table-cell>
        </table:table-row>
        <table:table-row table:style-name="ro1">
          <table:table-cell office:value-type="string">
            <text:p>Juan</text:p>
          </table:table-cell>
          <table:table-cell office:value-type="string">
            <text:p>Rodríguez</text:p>
          </table:table-cell>
          <table:table-cell office:value-type="string">
            <text:p>AV Pedro Barrie de la Maza, 39 2ºA</text:p>
          </table:table-cell>
          <table:table-cell office:value-type="float" office:value="15003">
            <text:p>15003</text:p>
          </table:table-cell>
          <table:table-cell table:number-columns-repeated="2" office:value-type="string">
            <text:p>A Coruña</text:p>
          </table:table-cell>
        </table:table-row>
        <table:table-row table:style-name="ro1">
          <table:table-cell office:value-type="string">
            <text:p>Roberto</text:p>
          </table:table-cell>
          <table:table-cell office:value-type="string">
            <text:p>Lis</text:p>
          </table:table-cell>
          <table:table-cell office:value-type="string">
            <text:p>AV de Galicia, 206 4ºI</text:p>
          </table:table-cell>
          <table:table-cell office:value-type="float" office:value="36213">
            <text:p>36213</text:p>
          </table:table-cell>
          <table:table-cell office:value-type="string">
            <text:p>Vigo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string">
            <text:p>Miguel</text:p>
          </table:table-cell>
          <table:table-cell office:value-type="string">
            <text:p>Sánchez</text:p>
          </table:table-cell>
          <table:table-cell office:value-type="string">
            <text:p>AV Monterreal, 160 5º</text:p>
          </table:table-cell>
          <table:table-cell office:value-type="float" office:value="36300">
            <text:p>36300</text:p>
          </table:table-cell>
          <table:table-cell office:value-type="string">
            <text:p>Baiona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string">
            <text:p>Rosana</text:p>
          </table:table-cell>
          <table:table-cell office:value-type="string">
            <text:p>Mejuto</text:p>
          </table:table-cell>
          <table:table-cell office:value-type="string">
            <text:p>Tomás Mosquera, 40 2ºE</text:p>
          </table:table-cell>
          <table:table-cell office:value-type="float" office:value="32500">
            <text:p>32500</text:p>
          </table:table-cell>
          <table:table-cell office:value-type="string">
            <text:p>Carballiño</text:p>
          </table:table-cell>
          <table:table-cell office:value-type="string">
            <text:p>Ourense</text:p>
          </table:table-cell>
        </table:table-row>
        <table:table-row table:style-name="ro1">
          <table:table-cell office:value-type="string">
            <text:p>Uxía</text:p>
          </table:table-cell>
          <table:table-cell office:value-type="string">
            <text:p>López</text:p>
          </table:table-cell>
          <table:table-cell office:value-type="string">
            <text:p>Praza España, 14 3º</text:p>
          </table:table-cell>
          <table:table-cell office:value-type="float" office:value="27700">
            <text:p>27700</text:p>
          </table:table-cell>
          <table:table-cell office:value-type="string">
            <text:p>Ribadeo</text:p>
          </table:table-cell>
          <table:table-cell office:value-type="string">
            <text:p>Lugo</text:p>
          </table:table-cell>
        </table:table-row>
        <table:table-row table:style-name="ro1">
          <table:table-cell office:value-type="string">
            <text:p>Francisco</text:p>
          </table:table-cell>
          <table:table-cell office:value-type="string">
            <text:p>Montes</text:p>
          </table:table-cell>
          <table:table-cell office:value-type="string">
            <text:p>Ronda de Outeiro, 400 5ºA</text:p>
          </table:table-cell>
          <table:table-cell office:value-type="float" office:value="15004">
            <text:p>15004</text:p>
          </table:table-cell>
          <table:table-cell table:number-columns-repeated="2" office:value-type="string">
            <text:p>A Coruña</text:p>
          </table:table-cell>
        </table:table-row>
        <table:table-row table:style-name="ro1">
          <table:table-cell office:value-type="string">
            <text:p>José Manuel</text:p>
          </table:table-cell>
          <table:table-cell office:value-type="string">
            <text:p>Fontes</text:p>
          </table:table-cell>
          <table:table-cell office:value-type="string">
            <text:p>Gran Vía, 173 4ºC</text:p>
          </table:table-cell>
          <table:table-cell office:value-type="float" office:value="36210">
            <text:p>36210</text:p>
          </table:table-cell>
          <table:table-cell office:value-type="string">
            <text:p>Vigo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string">
            <text:p>Ricardo</text:p>
          </table:table-cell>
          <table:table-cell office:value-type="string">
            <text:p>Solvedo</text:p>
          </table:table-cell>
          <table:table-cell office:value-type="string">
            <text:p>Emilia Pardo Bazán, 80 1ºD</text:p>
          </table:table-cell>
          <table:table-cell office:value-type="float" office:value="32800">
            <text:p>32800</text:p>
          </table:table-cell>
          <table:table-cell office:value-type="string">
            <text:p>Celanova</text:p>
          </table:table-cell>
          <table:table-cell office:value-type="string">
            <text:p>Ourense</text:p>
          </table:table-cell>
        </table:table-row>
        <table:table-row table:style-name="ro1">
          <table:table-cell office:value-type="string">
            <text:p>Alberto</text:p>
          </table:table-cell>
          <table:table-cell office:value-type="string">
            <text:p>Cruz</text:p>
          </table:table-cell>
          <table:table-cell office:value-type="string">
            <text:p>Praza de Galicia, 52</text:p>
          </table:table-cell>
          <table:table-cell office:value-type="float" office:value="27500">
            <text:p>27500</text:p>
          </table:table-cell>
          <table:table-cell office:value-type="string">
            <text:p>Chantada</text:p>
          </table:table-cell>
          <table:table-cell office:value-type="string">
            <text:p>Lugo</text:p>
          </table:table-cell>
        </table:table-row>
        <table:table-row table:style-name="ro1">
          <table:table-cell office:value-type="string">
            <text:p>Maite</text:p>
          </table:table-cell>
          <table:table-cell office:value-type="string">
            <text:p>Minguez</text:p>
          </table:table-cell>
          <table:table-cell office:value-type="string">
            <text:p>Rúa do Ribeiro, 43</text:p>
          </table:table-cell>
          <table:table-cell office:value-type="float" office:value="32400">
            <text:p>32400</text:p>
          </table:table-cell>
          <table:table-cell office:value-type="string">
            <text:p>Ribadavia</text:p>
          </table:table-cell>
          <table:table-cell office:value-type="string">
            <text:p>Ourense</text:p>
          </table:table-cell>
        </table:table-row>
        <table:table-row table:style-name="ro2">
          <table:table-cell office:value-type="string">
            <text:p>Xiana</text:p>
          </table:table-cell>
          <table:table-cell office:value-type="string">
            <text:p>Álvarez</text:p>
          </table:table-cell>
          <table:table-cell office:value-type="string">
            <text:p>AV de Galicia, 28 2ºA</text:p>
          </table:table-cell>
          <table:table-cell office:value-type="float" office:value="36630">
            <text:p>36630</text:p>
          </table:table-cell>
          <table:table-cell office:value-type="string">
            <text:p>Cambados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Alberte</text:p>
          </table:table-cell>
          <table:table-cell office:value-type="string">
            <text:p>Garrido</text:p>
          </table:table-cell>
          <table:table-cell office:value-type="string">
            <text:p>Evaristo Correa Calderón, 120</text:p>
          </table:table-cell>
          <table:table-cell office:value-type="float" office:value="27688">
            <text:p>27688</text:p>
          </table:table-cell>
          <table:table-cell office:value-type="string">
            <text:p>Baralla</text:p>
          </table:table-cell>
          <table:table-cell office:value-type="string">
            <text:p>Lugo</text:p>
          </table:table-cell>
        </table:table-row>
        <table:table-row table:style-name="ro2">
          <table:table-cell office:value-type="string">
            <text:p>Manuel</text:p>
          </table:table-cell>
          <table:table-cell office:value-type="string">
            <text:p>Rodrigo</text:p>
          </table:table-cell>
          <table:table-cell office:value-type="string">
            <text:p>Álvaro Cunqueiro, 32 2º</text:p>
          </table:table-cell>
          <table:table-cell office:value-type="float" office:value="27780">
            <text:p>27780</text:p>
          </table:table-cell>
          <table:table-cell office:value-type="string">
            <text:p>Foz</text:p>
          </table:table-cell>
          <table:table-cell office:value-type="string">
            <text:p>Lugo</text:p>
          </table:table-cell>
        </table:table-row>
        <table:table-row table:style-name="ro2">
          <table:table-cell office:value-type="string">
            <text:p>Sandra</text:p>
          </table:table-cell>
          <table:table-cell office:value-type="string">
            <text:p>Cameselle</text:p>
          </table:table-cell>
          <table:table-cell office:value-type="string">
            <text:p>Alfonso XII, 4 3ºB</text:p>
          </table:table-cell>
          <table:table-cell office:value-type="float" office:value="36800">
            <text:p>36800</text:p>
          </table:table-cell>
          <table:table-cell office:value-type="string">
            <text:p>Redondela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Telmo</text:p>
          </table:table-cell>
          <table:table-cell office:value-type="string">
            <text:p>Blanco</text:p>
          </table:table-cell>
          <table:table-cell office:value-type="string">
            <text:p>Ramón Dopico, 40</text:p>
          </table:table-cell>
          <table:table-cell office:value-type="float" office:value="15142">
            <text:p>15142</text:p>
          </table:table-cell>
          <table:table-cell office:value-type="string">
            <text:p>Arteixo</text:p>
          </table:table-cell>
          <table:table-cell office:value-type="string">
            <text:p>A Coruña</text:p>
          </table:table-cell>
        </table:table-row>
        <table:table-row table:style-name="ro2">
          <table:table-cell office:value-type="string">
            <text:p>Xaime</text:p>
          </table:table-cell>
          <table:table-cell office:value-type="string">
            <text:p>Guerra</text:p>
          </table:table-cell>
          <table:table-cell office:value-type="string">
            <text:p>Rúa Cesteiros, 50 2º</text:p>
          </table:table-cell>
          <table:table-cell office:value-type="float" office:value="36960">
            <text:p>36960</text:p>
          </table:table-cell>
          <table:table-cell office:value-type="string">
            <text:p>Sanxenxo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Nicolás</text:p>
          </table:table-cell>
          <table:table-cell office:value-type="string">
            <text:p>Loureiro</text:p>
          </table:table-cell>
          <table:table-cell office:value-type="string">
            <text:p>Rúa do Vilar, 85</text:p>
          </table:table-cell>
          <table:table-cell office:value-type="float" office:value="15805">
            <text:p>15805</text:p>
          </table:table-cell>
          <table:table-cell office:value-type="string">
            <text:p>Santiago</text:p>
          </table:table-cell>
          <table:table-cell office:value-type="string">
            <text:p>A Coruña</text:p>
          </table:table-cell>
        </table:table-row>
        <table:table-row table:style-name="ro2">
          <table:table-cell office:value-type="string">
            <text:p>Marta</text:p>
          </table:table-cell>
          <table:table-cell office:value-type="string">
            <text:p>Guimarey</text:p>
          </table:table-cell>
          <table:table-cell office:value-type="string">
            <text:p>Augusto G. Besada, 42</text:p>
          </table:table-cell>
          <table:table-cell office:value-type="float" office:value="36700">
            <text:p>36700</text:p>
          </table:table-cell>
          <table:table-cell office:value-type="string">
            <text:p>Tui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José Luis</text:p>
          </table:table-cell>
          <table:table-cell office:value-type="string">
            <text:p>Fojo</text:p>
          </table:table-cell>
          <table:table-cell office:value-type="string">
            <text:p>Lugar de Chavín s/n</text:p>
          </table:table-cell>
          <table:table-cell office:value-type="float" office:value="27850">
            <text:p>27850</text:p>
          </table:table-cell>
          <table:table-cell office:value-type="string">
            <text:p>Viveiro</text:p>
          </table:table-cell>
          <table:table-cell office:value-type="string">
            <text:p>Lugo</text:p>
          </table:table-cell>
        </table:table-row>
        <table:table-row table:style-name="ro2">
          <table:table-cell office:value-type="string">
            <text:p>Sabela</text:p>
          </table:table-cell>
          <table:table-cell office:value-type="string">
            <text:p>Monteagudo</text:p>
          </table:table-cell>
          <table:table-cell office:value-type="string">
            <text:p>Aragón, 280 5ºD</text:p>
          </table:table-cell>
          <table:table-cell office:value-type="float" office:value="36206">
            <text:p>36206</text:p>
          </table:table-cell>
          <table:table-cell office:value-type="string">
            <text:p>Vigo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Susana</text:p>
          </table:table-cell>
          <table:table-cell office:value-type="string">
            <text:p>Pereira</text:p>
          </table:table-cell>
          <table:table-cell office:value-type="string">
            <text:p>AV Castelao, 450</text:p>
          </table:table-cell>
          <table:table-cell office:value-type="float" office:value="36209">
            <text:p>36209</text:p>
          </table:table-cell>
          <table:table-cell office:value-type="string">
            <text:p>Vigo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Rocío</text:p>
          </table:table-cell>
          <table:table-cell office:value-type="string">
            <text:p>Ubeira</text:p>
          </table:table-cell>
          <table:table-cell office:value-type="string">
            <text:p>AV de Compostela, 21 1º</text:p>
          </table:table-cell>
          <table:table-cell office:value-type="float" office:value="27200">
            <text:p>27200</text:p>
          </table:table-cell>
          <table:table-cell office:value-type="string">
            <text:p>Palas de Rei</text:p>
          </table:table-cell>
          <table:table-cell office:value-type="string">
            <text:p>Lugo</text:p>
          </table:table-cell>
        </table:table-row>
        <table:table-row table:style-name="ro2">
          <table:table-cell office:value-type="string">
            <text:p>Ramón</text:p>
          </table:table-cell>
          <table:table-cell office:value-type="string">
            <text:p>Ricón</text:p>
          </table:table-cell>
          <table:table-cell office:value-type="string">
            <text:p>Méndez Núñez, 52 2C</text:p>
          </table:table-cell>
          <table:table-cell office:value-type="float" office:value="36940">
            <text:p>36940</text:p>
          </table:table-cell>
          <table:table-cell office:value-type="string">
            <text:p>Cangas</text:p>
          </table:table-cell>
          <table:table-cell office:value-type="string">
            <text:p>Pontevedra</text:p>
          </table:table-cell>
        </table:table-row>
        <table:table-row table:style-name="ro2">
          <table:table-cell office:value-type="string">
            <text:p>María Luisa</text:p>
          </table:table-cell>
          <table:table-cell office:value-type="string">
            <text:p>Villanueva</text:p>
          </table:table-cell>
          <table:table-cell office:value-type="string">
            <text:p>Alameda,30</text:p>
          </table:table-cell>
          <table:table-cell office:value-type="float" office:value="15200">
            <text:p>15200</text:p>
          </table:table-cell>
          <table:table-cell office:value-type="string">
            <text:p>Noia</text:p>
          </table:table-cell>
          <table:table-cell office:value-type="string">
            <text:p>A Coruña</text:p>
          </table:table-cell>
        </table:table-row>
        <table:table-row table:style-name="ro2">
          <table:table-cell office:value-type="string">
            <text:p>Fátima</text:p>
          </table:table-cell>
          <table:table-cell office:value-type="string">
            <text:p>Sánchez</text:p>
          </table:table-cell>
          <table:table-cell office:value-type="string">
            <text:p>Progreso, 46 3º</text:p>
          </table:table-cell>
          <table:table-cell office:value-type="float" office:value="27740">
            <text:p>27740</text:p>
          </table:table-cell>
          <table:table-cell office:value-type="string">
            <text:p>Mondoñedo</text:p>
          </table:table-cell>
          <table:table-cell office:value-type="string">
            <text:p>Lugo</text:p>
          </table:table-cell>
        </table:table-row>
        <table:table-row table:style-name="ro2">
          <table:table-cell office:value-type="string">
            <text:p>Alfredo</text:p>
          </table:table-cell>
          <table:table-cell office:value-type="string">
            <text:p>Ribeira</text:p>
          </table:table-cell>
          <table:table-cell office:value-type="string">
            <text:p>García Camba, 37 8ºD</text:p>
          </table:table-cell>
          <table:table-cell office:value-type="float" office:value="36001">
            <text:p>36001</text:p>
          </table:table-cell>
          <table:table-cell table:number-columns-repeated="2" office:value-type="string">
            <text:p>Pontevedra</text:p>
          </table:table-cell>
        </table:table-row>
      </table:table>
      <table:named-expressions/>
      <table:database-ranges>
        <table:database-range table:name="__Anonymous_Sheet_DB__0" table:target-range-address="Datos.A1:Datos.F28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1">00/00/0000</text:date>, <text:time style:data-style-name="N2" text:time-value="0000-00-00T11:34:03.2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3T00:40:56.51</meta:creation-date>
    <dc:date>2014-01-11T11:57:37.56</dc:date>
    <meta:editing-duration>PT3M56S</meta:editing-duration>
    <meta:editing-cycles>8</meta:editing-cycles>
    <meta:generator>LibreOffice/3.6$Windows_x86 LibreOffice_project/9418c72-a20f997-6f5dfc1-4f5ae61-61563f</meta:generator>
    <meta:document-statistic meta:table-count="1" meta:cell-count="168" meta:object-count="0"/>
  </office:meta>
</office:document-meta>
</file>